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paragraph-properties fo:margin-left="1.905cm" fo:margin-right="0cm" fo:text-indent="0cm" style:auto-text-indent="false"/>
    </style:style>
    <style:style style:name="P2" style:family="paragraph" style:parent-style-name="List_20_Paragraph" style:list-style-name="WWNum4">
      <style:text-properties fo:background-color="#666666"/>
    </style:style>
    <style:style style:name="P3" style:family="paragraph" style:parent-style-name="List_20_Paragraph">
      <style:paragraph-properties fo:margin-left="1.905cm" fo:margin-right="0cm" fo:text-indent="0cm" style:auto-text-indent="false"/>
      <style:text-properties fo:background-color="#666666"/>
    </style:style>
    <style:style style:name="P4" style:family="paragraph" style:parent-style-name="List_20_Paragraph" style:list-style-name="WWNum4">
      <style:text-properties fo:font-weight="bold" style:font-weight-asian="bold" style:font-weight-complex="bold"/>
    </style:style>
    <style:style style:name="P5" style:family="paragraph" style:parent-style-name="Standard">
      <style:paragraph-properties fo:margin-left="1.905cm" fo:margin-right="0cm" fo:text-indent="0cm" style:auto-text-indent="false"/>
      <style:text-properties fo:background-color="#6666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SEMPI DI DB</text:p>
      <text:p text:style-name="Standard"/>
      <text:list xml:id="list3242727122" text:style-name="WWNum4">
        <text:list-item>
          <text:p text:style-name="P4">DB agenzia di viaggi:</text:p>
        </text:list-item>
      </text:list>
      <text:p text:style-name="P1">le tabelle potrebbero essere ad esempio: Clienti(nome, cognome ecc), Destinazione(varie mete offerte dall’agenzia, nome, paese, città, costo ecc), Pacchetti(sarebbero i pacchetti che offre l’aggenzia, con un prezzo, la destinazione, durata viaggio ecc), prenotazioni(serve per tenere traccia della prenotazione effettuata dai clienti, quindi si specifica idprenotazione, data, cliente, pacchetto scelto), itinerari(serve per registrare gli itinerari associati alle prenotazioni, prenotazione, giorno, attivita che si svolgono ecc)</text:p>
      <text:p text:style-name="P1"/>
      <text:list xml:id="list163115298993168" text:continue-numbering="true" text:style-name="WWNum4">
        <text:list-item>
          <text:p text:style-name="P2">DB videoteca per la gestione di noleggio dei film:</text:p>
        </text:list-item>
      </text:list>
      <text:p text:style-name="P3">le tabelle potrebbero essere: Film(con titolo, genere anno uscita, regista ecc), attori(nome, cognome, datanascita ecc), Recensioni(film, utente, voto ecc), Noleggi(film, data noleggio ecc), </text:p>
      <text:p text:style-name="P3">Categorie( mi serve a suddividere i film in base alle categorie, in modo da avere una ricerca più veloce, Utente(nome, cognome ecc).</text:p>
      <text:p text:style-name="P1"/>
      <text:p text:style-name="P1"/>
      <text:list xml:id="list163115515585242" text:continue-numbering="true" text:style-name="WWNum4">
        <text:list-item>
          <text:p text:style-name="P2">DB di risorse umane, mi va a gestire tutte le informazioni di ugni dipendente, e i fedback di come hanno svolto un determinato lavoro</text:p>
        </text:list-item>
      </text:list>
      <text:p text:style-name="P5">le tabelle potrebbero essere: Dipendenti(nome, cognome, datanascita, genere, indirizzo mail ruolo ecc) ,Contratti( contrattoid, dipendenteid, tipo contratto ad esempio tempo determinato indeterminato, a progetto ecc) Incarichi(idIncarico, dipendenteid, descrizione incarico, ufficio appartenenza, data inizio incarico, data fine) CorsiFormazione(nome corso, descrizione, durata, dipendenteid, datacompletamento) <text:s/>ValutazioneLavoroSvolto( valutazionid, dipendenteid, data valutazione, valutazione complessiva, obiettivi raggiunti, fedback del superiore</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it" fo:country="IT"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ilippo Righetto</meta:initial-creator>
    <dc:creator>Alessandro Bustreo</dc:creator>
    <meta:editing-cycles>2</meta:editing-cycles>
    <meta:creation-date>2023-05-26T18:36:00</meta:creation-date>
    <dc:date>2023-05-30T16:31:14.331192811</dc:date>
    <meta:editing-duration>PT1H3M33S</meta:editing-duration>
    <meta:generator>LibreOffice/7.5.3.2$Linux_X86_64 LibreOffice_project/50$Build-2</meta:generator>
    <meta:document-statistic meta:table-count="0" meta:image-count="0" meta:object-count="0" meta:page-count="1" meta:paragraph-count="8" meta:word-count="206" meta:character-count="1626" meta:non-whitespace-character-count="1429"/>
    <meta:user-defined meta:name="AppVersion">16.0000</meta:user-defined>
    <meta:template xlink:type="simple" xlink:actuate="onRequest" xlink:title="Normal.dotm" xlink:href=""/>
  </office:meta>
</office:document-meta>
</file>